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text-properties fo:font-size="25pt" style:font-size-asian="25pt" style:font-size-complex="25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</text:span><text:span text:style-name="T3">определили орн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параллельных, независимых и вложенных друг в друга процессов, направлена на восстановление и/или сохранение нормы. Вот простой пример: пока я ем, я правой рукой подношу ложку ко рту, левой — держу телефон, в котором бубнит собеседник, трясу ногой и смотрю телевизор. Все эти процессы идут параллельно и независимо друг от друга. Это важно для пониман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41M47S</meta:editing-duration>
    <meta:editing-cycles>12</meta:editing-cycles>
    <meta:generator>LibreOffice/24.2.7.2$Linux_X86_64 LibreOffice_project/420$Build-2</meta:generator>
    <dc:title>Metropolis</dc:title>
    <dc:date>2026-01-12T18:15:51.909977031</dc:date>
    <meta:document-statistic meta:object-count="42"/>
  </office:meta>
</office:document-meta>
</file>